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pparently, the Shinigami colony is somewhere
around here.</text:p>
          </table:table-cell>
          <table:table-cell table:number-columns-repeated="1020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 office:value-type="string">
            <text:p>I should be so lucky as to have someone able
to communicate with them, however...</text:p>
          </table:table-cell>
          <table:table-cell table:number-columns-repeated="1020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 office:value-type="string">
            <text:p>And ideally, I would like to have the good
fortune of recruiting a “Trio”...</text:p>
          </table:table-cell>
          <table:table-cell table:number-columns-repeated="1020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 office:value-type="string">
            <text:p>In the worst case, I will simply turn back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....</text:p>
          </table:table-cell>
          <table:table-cell table:number-columns-repeated="1020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A Duo, is it...?)</text:p>
          </table:table-cell>
          <table:table-cell table:number-columns-repeated="1020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 office:value-type="string">
            <text:p>For you to get so close to me without me
even feeling your presence is impressive...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are... a Shinigami... aren't you?</text:p>
          </table:table-cell>
          <table:table-cell table:number-columns-repeated="1020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My name is Visti.</text:p>
          </table:table-cell>
          <table:table-cell table:number-columns-repeated="1020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 office:value-type="string">
            <text:p>I have come in search of your cooperation
for certain reasons...</text:p>
          </table:table-cell>
          <table:table-cell table:number-columns-repeated="1020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 office:value-type="string">
            <text:p>(A Qu... Quartet...?!)</text:p>
          </table:table-cell>
          <table:table-cell table:number-columns-repeated="1020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 office:value-type="string">
            <text:p>(This is unheard of...!!)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-In any case...</text:p>
          </table:table-cell>
          <table:table-cell table:number-columns-repeated="1020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 office:value-type="string">
            <text:p>I humbly ask you to lend me your power...</text:p>
          </table:table-cell>
          <table:table-cell table:number-columns-repeated="1020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 office:value-type="string">
            <text:p>For you see—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....................Food......</text:p>
          </table:table-cell>
          <table:table-cell table:number-columns-repeated="1020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If you.......give me food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I'll come with..........</text:p>
          </table:table-cell>
          <table:table-cell table:number-columns-repeated="1020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......Ah, food...?</text:p>
          </table:table-cell>
          <table:table-cell table:number-columns-repeated="1020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 office:value-type="string">
            <text:p>How does... curry soun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